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xi Sans1" svg:font-family="'Luxi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KaitiM GB" svg:font-family="'AR PL KaitiM GB'" style:font-family-generic="system" style:font-pitch="variable"/>
    <style:font-face style:name="Luxi Sans" svg:font-family="'Luxi Sans'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/>
    </style:style>
    <style:style style:name="P2" style:family="paragraph" style:parent-style-name="Header">
      <style:paragraph-properties fo:text-align="center" style:justify-single-word="false"/>
    </style:style>
    <style:style style:name="P3" style:family="paragraph" style:parent-style-name="Header">
      <style:paragraph-properties fo:text-align="end" style:justify-single-word="false"/>
    </style:style>
    <style:style style:name="P4" style:family="paragraph" style:parent-style-name="Header">
      <style:paragraph-properties fo:margin-left="-0.239in" fo:margin-right="-0.2228in" fo:text-align="center" style:justify-single-word="false" fo:text-indent="0in" style:auto-text-indent="false"/>
    </style:style>
    <style:style style:name="P5" style:family="paragraph" style:parent-style-name="Standard">
      <style:paragraph-properties fo:margin-left="0.502in" fo:margin-right="0in" fo:text-indent="0in" style:auto-text-indent="false"/>
    </style:style>
    <style:style style:name="T1" style:family="text">
      <style:text-properties fo:language="zxx" fo:country="none" style:language-asian="zxx" style:country-asian="none" style:language-complex="zxx" style:country-complex="none"/>
    </style:style>
    <style:style style:name="Sect1" style:family="section">
      <style:section-properties text:dont-balance-text-columns="false" style:editable="false">
        <style:columns fo:column-count="3">
          <style:column style:rel-width="1440*" fo:start-indent="0in" fo:end-indent="0in"/>
          <style:column style:rel-width="6754*" fo:start-indent="0in" fo:end-indent="0in"/>
          <style:column style:rel-width="1444*" fo:start-indent="0in" fo:end-indent="0in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1. Display your home directory’s path.</text:p>
      <text:p text:style-name="Standard"/>
      <text:p text:style-name="P5">vmportal:/home/dnoyes&gt;pwd</text:p>
      <text:p text:style-name="P5">/home/dnoyes</text:p>
      <text:p text:style-name="Standard"/>
      <text:p text:style-name="Standard">2. List the contents of your current directory (which directory is it?).</text:p>
      <text:p text:style-name="Standard"/>
      <text:p text:style-name="P5">vmportal:/home/dnoyes&gt;ls ~</text:p>
      <text:p text:style-name="P5">a.out <text:s text:c="7"/><text:tab/>Favorites <text:s text:c="3"/><text:tab/>MATLAB <text:s text:c="6"/><text:tab/>National Instruments <text:s/><text:tab/>visual studio 2010</text:p>
      <text:p text:style-name="P5">Class <text:s text:c="7"/><text:tab/>hello.c <text:s text:c="5"/><text:tab/>My Music <text:s text:c="4"/><text:tab/>pads <text:s text:c="17"/><text:tab/><text:tab/>WINDOWS</text:p>
      <text:p text:style-name="P5">Desktop <text:s text:c="5"/><text:tab/>IspVM.INI <text:s text:c="3"/><text:tab/>My Pictures <text:s/><text:tab/>$RECYCLE.BIN</text:p>
      <text:p text:style-name="P5">desktop.ini <text:s/><text:tab/>lsc_6_1.ini <text:s/><text:tab/>My Videos <text:s text:c="3"/><text:tab/>Test</text:p>
      <text:p text:style-name="Standard"/>
      <text:p text:style-name="Standard">3. Create a new directory called testdir in your current directory.</text:p>
      <text:p text:style-name="Standard"/>
      <text:p text:style-name="P5">vmportal:/home/dnoyes&gt;mkdir testdir</text:p>
      <text:p text:style-name="Standard"/>
      <text:p text:style-name="Standard">4. Create two files called test1 and test2. </text:p>
      <text:p text:style-name="Standard"/>
      <text:p text:style-name="P5">vmportal:/home/dnoyes&gt;cd testdir/</text:p>
      <text:p text:style-name="P5">vmportal:/home/dnoyes/testdir&gt;echo "" &gt; test1</text:p>
      <text:p text:style-name="P5">vmportal:/home/dnoyes/testdir&gt;echo "" &gt; test2</text:p>
      <text:p text:style-name="P5">vmportal:/home/dnoyes/testdir&gt;ls</text:p>
      <text:p text:style-name="P5">test1 <text:s/>test2</text:p>
      <text:p text:style-name="Standard"/>
      <text:p text:style-name="Standard">5. Use cat to enter data (put in your name) into test1 and data (town you grew up in) into test2.</text:p>
      <text:p text:style-name="Standard"/>
      <text:p text:style-name="P5">vmportal:/home/dnoyes/testdir&gt;cat &gt; test1</text:p>
      <text:p text:style-name="P5">Daniel Noyes</text:p>
      <text:p text:style-name="P5">vmportal:/home/dnoyes/testdir&gt;cat &gt; test2</text:p>
      <text:p text:style-name="P5">I grew up in Stoughton, MA</text:p>
      <text:p text:style-name="Standard"/>
      <text:p text:style-name="Standard">6. Using ls with extensions, determine the access mode for these new files and that of the files found in your home directory. </text:p>
      <text:p text:style-name="Standard"/>
      <text:p text:style-name="P5">vmportal:/home/dnoyes/testdir&gt;ls -l</text:p>
      <text:p text:style-name="P5">total 1</text:p>
      <text:p text:style-name="P5">-rwx------ 1 dnoyes domain users 13 Sep 18 16:21 test1</text:p>
      <text:p text:style-name="P5">-rwx------ 1 dnoyes domain users 27 Sep 18 16:22 test2</text:p>
      <text:p text:style-name="Standard"/>
      <text:p text:style-name="Standard">7. Using cat append the contents of test2 to that of test1</text:p>
      <text:p text:style-name="Standard"/>
      <text:p text:style-name="P5">vmportal:/home/dnoyes/testdir&gt;cat test2 &gt;&gt; test1</text:p>
      <text:p text:style-name="Standard"/>
      <text:p text:style-name="Standard">8. Using find, determine where all files test* are beginning with your home directory</text:p>
      <text:p text:style-name="Standard"/>
      <text:p text:style-name="P5">vmportal:/home/dnoyes&gt;find /home/dnoyes/ -name test* -print</text:p>
      <text:p text:style-name="P5">/home/dnoyes/testdir</text:p>
      <text:p text:style-name="Standard"/>
      <text:p text:style-name="Standard"><text:soft-page-break/>9. Use chmod to allow user, group and all the ability to read and write the two files, test1 and test2.</text:p>
      <text:p text:style-name="Standard"/>
      <text:p text:style-name="P5"><text:span text:style-name="T1">User@local</text:span> /tmp/test $ chmod a=rw test*</text:p>
      <text:p text:style-name="P5"><text:span text:style-name="T1">User@local</text:span> /tmp/test $ ls -l</text:p>
      <text:p text:style-name="P5">total 8</text:p>
      <text:p text:style-name="P5">-rw-rw-rw- 1 okuu okuu 1 Sep 18 16:30 test1</text:p>
      <text:p text:style-name="P5">-rw-rw-rw- 1 okuu okuu 1 Sep 18 16:31 test2</text:p>
      <text:p text:style-name="Standard"/>
      <text:p text:style-name="Standard">10. Show the contents of your hidden file .cshrc</text:p>
      <text:p text:style-name="Standard"/>
      <text:p text:style-name="P5">vmportal[pts/1]5:38pm:/home/dnoyes &gt;&gt; cat .cshrc</text:p>
      <text:p text:style-name="P5">setenv ORACLE_HOME /dbase/oracle10g</text:p>
      <text:p text:style-name="P5">setenv ORACLE_TERM vt100</text:p>
      <text:p text:style-name="P5">setenv ORACLE_SID ecesql1</text:p>
      <text:p text:style-name="P5">setenv MANPATH /usr/share/man:/usr/local/man:/usr/openwin/man:/usr/dt/man</text:p>
      <text:p text:style-name="P5">setenv GS_LIB /usr/local/X11/lib</text:p>
      <text:p text:style-name="P5">setenv LD_LIBRARY_PATH /dbase/oracle10g/lib:/usr/local/lib:/usr/openwin/lib:/usr/local/X11/lib</text:p>
      <text:p text:style-name="P5">setenv PATH /bin:/dbase/oracle10g/bin:/usr/openwin/bin:/usr/dt/bin:/usr/sbin:/usr/bin:/usr/ccs/bin:/usr/local/bin:.</text:p>
      <text:p text:style-name="P5">setenv TMPDIR /tmp</text:p>
      <text:p text:style-name="P5">#set prompt="%m[%t]:%/\&gt;"</text:p>
      <text:p text:style-name="P5">set prompt="%{\033[4;32m%}%m%{\033[0;36m%}[%l]%t:%/ &gt;&gt;%{\033[0m%}\ "</text:p>
      <text:p text:style-name="Standard"/>
      <text:p text:style-name="Standard">11. Save the contents of this file to a new file called shell_backup (show that it is now in your directory)</text:p>
      <text:p text:style-name="Standard"/>
      <text:p text:style-name="P5">vmportal[pts/1]5:39pm:/home/dnoyes &gt;&gt; cp .cshrc shell_backup</text:p>
      <text:p text:style-name="P5">vmportal[pts/1]5:40pm:/home/dnoyes &gt;&gt; ls | grep shell_backup </text:p>
      <text:p text:style-name="P5">shell_backup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uxi Sans1" svg:font-family="'Luxi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KaitiM GB" svg:font-family="'AR PL KaitiM GB'" style:font-family-generic="system" style:font-pitch="variable"/>
    <style:font-face style:name="Luxi Sans" svg:font-family="'Luxi San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 PL KaitiM GB" style:font-size-asian="10.5pt" style:language-asian="zh" style:country-asian="CN" style:font-name-complex="Luxi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 PL KaitiM GB" style:font-size-asian="14pt" style:font-name-complex="Luxi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uxi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xi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xi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</style:style>
    <style:style style:name="MP2" style:family="paragraph" style:parent-style-name="Header">
      <style:paragraph-properties fo:text-align="center" style:justify-single-word="false"/>
    </style:style>
    <style:style style:name="MP3" style:family="paragraph" style:parent-style-name="Header">
      <style:paragraph-properties fo:margin-left="-0.239in" fo:margin-right="-0.2228in" fo:text-align="center" style:justify-single-word="false" fo:text-indent="0in" style:auto-text-indent="false"/>
    </style:style>
    <style:style style:name="MP4" style:family="paragraph" style:parent-style-name="Header">
      <style:paragraph-properties fo:text-align="end" style:justify-single-word="false"/>
    </style:style>
    <style:style style:name="MSect1" style:family="section">
      <style:section-properties text:dont-balance-text-columns="false" style:editable="false">
        <style:columns fo:column-count="3">
          <style:column style:rel-width="1440*" fo:start-indent="0in" fo:end-indent="0in"/>
          <style:column style:rel-width="6754*" fo:start-indent="0in" fo:end-indent="0in"/>
          <style:column style:rel-width="1444*" fo:start-indent="0in" fo:end-indent="0in"/>
        </style:columns>
      </style:section-properties>
    </style:style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section text:style-name="MSect1" text:name="Section1">
          <text:p text:style-name="MP1">Daniel Noyes</text:p>
          <text:p text:style-name="MP1"/>
          <text:p text:style-name="MP2">ECE 257 Homework set #2</text:p>
          <text:p text:style-name="MP3"/>
          <text:p text:style-name="MP4">Page: <text:page-number text:select-page="current">2</text:page-number>/<text:page-count>2</text:page-count></text:p>
          <text:p text:style-name="MP4"/>
        </text:section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eiuiji </meta:initial-creator>
    <meta:creation-date>2012-09-09T14:50:18</meta:creation-date>
    <dc:date>2012-09-18T17:54:22</dc:date>
    <dc:creator>Reiuiji </dc:creator>
    <meta:editing-duration>PT2H8M52S</meta:editing-duration>
    <meta:editing-cycles>16</meta:editing-cycles>
    <meta:generator>LibreOffice/3.5$Linux_X86_64 LibreOffice_project/350m1$Build-2</meta:generator>
    <meta:document-statistic meta:table-count="0" meta:image-count="0" meta:object-count="0" meta:page-count="2" meta:paragraph-count="57" meta:word-count="335" meta:character-count="2689" meta:non-whitespace-character-count="2298"/>
  </office:meta>
</office:document-meta>
</file>